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.5pt" style:font-size-asian="18.5pt" style:font-size-complex="18.5pt"/>
    </style:style>
    <style:style style:name="P3" style:family="paragraph" style:parent-style-name="Standard">
      <style:paragraph-properties fo:text-align="justify" style:justify-single-word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 fo:orphans="0" fo:widows="0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0c81c4" officeooo:paragraph-rsid="000cb26d" style:font-size-asian="12pt" style:language-asian="zh" style:country-asian="CN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 fo:orphans="0" fo:widows="0"/>
      <style:text-properties style:use-window-font-color="true"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language="en" fo:country="US" fo:font-weight="bold" style:font-size-asian="14pt" style:language-asian="zh" style:country-asian="CN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rsid="000c7383" officeooo:paragraph-rsid="000b39c2" style:font-size-asian="12pt" style:language-asian="zh" style:country-asian="CN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741cm" style:auto-text-indent="false"/>
    </style:style>
    <style:style style:name="P11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officeooo:rsid="00081dff" officeooo:paragraph-rsid="0008535d"/>
    </style:style>
    <style:style style:name="P12" style:family="paragraph" style:parent-style-name="Standard" style:master-page-name="Standard">
      <style:paragraph-properties fo:text-align="justify" style:justify-single-word="false" style:page-number="auto"/>
      <style:text-properties fo:font-size="10.5pt" fo:language="en" fo:country="US" fo:font-weight="bold" style:font-size-asian="10.5pt" style:language-asian="zh" style:country-asian="CN" style:font-weight-asian="bold" style:font-size-complex="10.5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rsid="000ad5b0" officeooo:paragraph-rsid="00095188" style:font-size-asian="12pt" style:language-asian="zh" style:country-asian="CN" style:font-weight-asian="normal" style:font-size-complex="12pt" style:font-weight-complex="normal"/>
    </style:style>
    <style:style style:name="T1" style:family="text">
      <style:text-properties officeooo:rsid="00064788"/>
    </style:style>
    <style:style style:name="T2" style:family="text">
      <style:text-properties officeooo:rsid="0006baac"/>
    </style:style>
    <style:style style:name="T3" style:family="text"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T4" style:family="text">
      <style:text-properties fo:font-size="12pt" fo:language="en" fo:country="US" fo:font-weight="normal" officeooo:rsid="0009464d" style:font-size-asian="12pt" style:language-asian="zh" style:country-asian="CN" style:font-weight-asian="normal" style:font-size-complex="12pt" style:font-weight-complex="normal"/>
    </style:style>
    <style:style style:name="T5" style:family="text">
      <style:text-properties officeooo:rsid="000d5816"/>
    </style:style>
    <style:style style:name="T6" style:family="text">
      <style:text-properties officeooo:rsid="000fd8d4"/>
    </style:style>
    <style:style style:name="T7" style:family="text">
      <style:text-properties officeooo:rsid="00128e3b"/>
    </style:style>
    <style:style style:name="T8" style:family="text">
      <style:text-properties officeooo:rsid="0014673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128MB,1S,<text:span text:style-name="T1">sum6</text:span>.xxx</text:p>
      <text:p text:style-name="P2"><text:bookmark text:name="OLE_LINK5"/><text:bookmark text:name="OLE_LINK1"/>某不科学的超数列求和<text:span text:style-name="T5">6</text:span></text:p>
      <text:p text:style-name="P7"><text:bookmark text:name="_GoBack"/>问题描述</text:p>
      <text:p text:style-name="P11"><text:span text:style-name="T3">（石家庄零模）求</text:span><text:span text:style-name="T3"><draw:frame draw:style-name="fr1" draw:name="对象1" text:anchor-type="as-char" svg:y="-0.713cm" svg:width="3.725cm" svg:height="1.139cm" draw:z-index="0"><draw:object xlink:href="./Object 1" xlink:type="simple" xlink:show="embed" xlink:actuate="onLoad"/><draw:image xlink:href="./ObjectReplacements/Object 1" xlink:type="simple" xlink:show="embed" xlink:actuate="onLoad"/><svg:desc>公式</svg:desc></draw:frame></text:span><text:span text:style-name="T4">。</text:span></text:p>
      <text:p text:style-name="P7">输入描述</text:p>
      <text:p text:style-name="P13">一行<text:span text:style-name="T7">两</text:span>个整数n, <text:span text:style-name="T7">k</text:span>.<text:bookmark text:name="OLE_LINK4"/></text:p>
      <text:p text:style-name="P8"/>
      <text:p text:style-name="P7">输出描述</text:p>
      <text:p text:style-name="P9">一行一个整数表示答案。</text:p>
      <text:p text:style-name="P10"><text:bookmark text:name="OLE_LINK6"/></text:p>
      <text:p text:style-name="P7">样例输入</text:p>
      <text:p text:style-name="P4"/>
      <text:p text:style-name="P6"/>
      <text:p text:style-name="P6"/>
      <text:p text:style-name="P7">样例输出</text:p>
      <text:p text:style-name="P3"/>
      <text:p text:style-name="P3"/>
      <text:p text:style-name="P1"><text:bookmark text:name="OLE_LINK9"/></text:p>
      <text:p text:style-name="P7">数据范围及提示</text:p>
      <text:p text:style-name="P5">1 &lt;= n, <text:span text:style-name="T8">k</text:span> &lt;= 1e9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false" style:font-name-asian="Segoe UI" style:font-size-asian="10pt" style:language-asian="zh" style:country-asian="CN" style:font-name-complex="宋体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Calibri" fo:font-size="10.5pt" fo:language="en" fo:country="US" style:letter-kerning="false" style:font-name-asian="Segoe UI" style:font-size-asian="10pt" style:language-asian="zh" style:country-asian="CN" style:font-name-complex="宋体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 style:font-name="Calibri" fo:font-family="Calibri" style:font-family-generic="roman" style:font-pitch="variable" fo:font-size="10.5pt" fo:language="en" fo:country="US" style:letter-kerning="true" style:font-name-asian="Segoe UI" style:font-family-asian="'Segoe UI'" style:font-family-generic-asian="system" style:font-pitch-asian="variable" style:font-size-asian="10.5pt" style:language-asian="zh" style:country-asian="CN" style:font-name-complex="宋体" style:font-family-complex="宋体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CJK SC Regular" style:font-family-complex="'Noto Sans CJK SC Regular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" style:font-family-complex="'Noto Sans CJK SC Regular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CJK SC Regular" style:font-family-complex="'Noto Sans CJK SC Regular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n" fo:country="US" style:letter-kerning="false" style:font-size-asian="10pt" style:language-asian="zh" style:country-asian="CN" style:font-name-complex="Courier New1" style:font-family-complex="'Courier New'" style:font-family-generic-complex="system" style:font-pitch-complex="variable" style:font-size-complex="10pt" style:language-complex="ar" style:country-complex="none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2:08:00</meta:creation-date>
    <meta:initial-creator>admin</meta:initial-creator>
    <dc:language>zh-CN</dc:language>
    <dc:date>2019-01-29T21:26:31.826000000</dc:date>
    <meta:editing-cycles>16</meta:editing-cycles>
    <meta:editing-duration>PT24M46S</meta:editing-duration>
    <meta:generator>LibreOffice/6.0.7.3$Windows_X86_64 LibreOffice_project/dc89aa7a9eabfd848af146d5086077aeed2ae4a5</meta:generator>
    <meta:document-statistic meta:table-count="0" meta:image-count="0" meta:object-count="1" meta:page-count="1" meta:paragraph-count="12" meta:word-count="73" meta:character-count="103" meta:non-whitespace-character-count="97"/>
    <meta:user-defined meta:name="DocSecurity" meta:value-type="float">0</meta:user-defined>
    <meta:user-defined meta:name="KSOProductBuildVer">2052-10.1.0.740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p>
          <mi>i</mi>
          <munder accentunder="true">
            <mi>k</mi>
            <mo>̲</mo>
          </munder>
        </msup>
      </mrow>
      <msubsup>
        <mi>C</mi>
        <mi>n</mi>
        <mi>i</mi>
      </msubsup>
      <mi mathvariant="italic">mod</mi>
      <mrow>
        <mo fence="true" stretchy="false">(</mo>
        <mrow>
          <mrow>
            <msup>
              <mn>10</mn>
              <mn>9</mn>
            </msup>
            <mo stretchy="false">+</mo>
            <mn>7</mn>
          </mrow>
        </mrow>
        <mo fence="true" stretchy="false">)</mo>
      </mrow>
    </mrow>
    <annotation encoding="StarMath 5.0">sum from { i = 1 } to { n } i^{underline {k} }C^{ i }_n 
mod( 10^9+7)</annotation>
  </semantics>
</math>
</file>